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2.06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ajon</text:p>
          </table:table-cell>
          <table:table-cell office:value-type="string" calcext:value-type="string">
            <text:p>okrug</text:p>
          </table:table-cell>
          <table:table-cell office:value-type="string" calcext:value-type="string">
            <text:p>oktmo</text:p>
          </table:table-cell>
          <table:table-cell office:value-type="string" calcext:value-type="string">
            <text:p>find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unique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sv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LEFT([.C2];1);LEFT([.D2];2);LEFT([.E2];3))" office:value-type="string" office:string-value="sadadm" calcext:value-type="string">
            <text:p>sadadm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admiraltejskij</text:p>
          </table:table-cell>
          <table:table-cell office:value-type="float" office:value="40303000" calcext:value-type="float">
            <text:p>4030300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CONCATENATE(LEFT([.C3];1);LEFT([.D3];2);LEFT([.E3];3))" office:value-type="string" office:string-value="sadeka" calcext:value-type="string">
            <text:p>sade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ekateringofskij</text:p>
          </table:table-cell>
          <table:table-cell office:value-type="float" office:value="40306000" calcext:value-type="float">
            <text:p>40306000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CONCATENATE(LEFT([.C4];1);LEFT([.D4];2);LEFT([.E4];3))" office:value-type="string" office:string-value="sadizm" calcext:value-type="string">
            <text:p>sadiz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izmajlowskoe</text:p>
          </table:table-cell>
          <table:table-cell office:value-type="float" office:value="40305000" calcext:value-type="float">
            <text:p>40305000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CONCATENATE(LEFT([.C5];1);LEFT([.D5];2);LEFT([.E5];3))" office:value-type="string" office:string-value="sadkol" calcext:value-type="string">
            <text:p>sad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kolomna</text:p>
          </table:table-cell>
          <table:table-cell office:value-type="float" office:value="40301000" calcext:value-type="float">
            <text:p>40301000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CONCATENATE(LEFT([.C6];1);LEFT([.D6];2);LEFT([.E6];3))" office:value-type="string" office:string-value="sadsem" calcext:value-type="string">
            <text:p>sadse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myonowskij</text:p>
          </table:table-cell>
          <table:table-cell office:value-type="float" office:value="40304000" calcext:value-type="float">
            <text:p>40304000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CONCATENATE(LEFT([.C7];1);LEFT([.D7];2);LEFT([.E7];3))" office:value-type="string" office:string-value="sadsen" calcext:value-type="string">
            <text:p>sadse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nnoj</text:p>
          </table:table-cell>
          <table:table-cell office:value-type="float" office:value="40302000" calcext:value-type="float">
            <text:p>403020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7" calcext:value-type="float">
            <text:p>1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CONCATENATE(LEFT([.C8];1);LEFT([.D8];2);LEFT([.E8];3))" office:value-type="string" office:string-value="swan07" calcext:value-type="string">
            <text:p>swan0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n07</text:p>
          </table:table-cell>
          <table:table-cell office:value-type="float" office:value="40307000" calcext:value-type="float">
            <text:p>40307000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CONCATENATE(LEFT([.C9];1);LEFT([.D9];2);LEFT([.E9];3))" office:value-type="string" office:string-value="swawas" calcext:value-type="string">
            <text:p>swawa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wasilqewskij</text:p>
          </table:table-cell>
          <table:table-cell office:value-type="float" office:value="40308000" calcext:value-type="float">
            <text:p>4030800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CONCATENATE(LEFT([.C10];1);LEFT([.D10];2);LEFT([.E10];3))" office:value-type="string" office:string-value="swagaw" calcext:value-type="string">
            <text:p>swag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gawanq</text:p>
          </table:table-cell>
          <table:table-cell office:value-type="float" office:value="40309000" calcext:value-type="float">
            <text:p>4030900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CONCATENATE(LEFT([.C11];1);LEFT([.D11];2);LEFT([.E11];3))" office:value-type="string" office:string-value="swamor" calcext:value-type="string">
            <text:p>swa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morskoj</text:p>
          </table:table-cell>
          <table:table-cell office:value-type="float" office:value="40310000" calcext:value-type="float">
            <text:p>4031000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CONCATENATE(LEFT([.C12];1);LEFT([.D12];2);LEFT([.E12];3))" office:value-type="string" office:string-value="swaost" calcext:value-type="string">
            <text:p>swao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ostrow dekabristow</text:p>
          </table:table-cell>
          <table:table-cell office:value-type="float" office:value="40311000" calcext:value-type="float">
            <text:p>40311000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CONCATENATE(LEFT([.C13];1);LEFT([.D13];2);LEFT([.E13];3))" office:value-type="string" office:string-value="swyn15" calcext:value-type="string">
            <text:p>swyn1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n15</text:p>
          </table:table-cell>
          <table:table-cell office:value-type="float" office:value="40317000" calcext:value-type="float">
            <text:p>40317000</text:p>
          </table:table-cell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CONCATENATE(LEFT([.C14];1);LEFT([.D14];2);LEFT([.E14];3))" office:value-type="string" office:string-value="swypar" calcext:value-type="string">
            <text:p>sw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parnas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591" calcext:value-type="float">
            <text:p>591</text:p>
          </table:table-cell>
          <table:table-cell office:value-type="float" office:value="588" calcext:value-type="float">
            <text:p>58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CONCATENATE(LEFT([.C15];1);LEFT([.D15];2);LEFT([.E15];3))" office:value-type="string" office:string-value="swysam" calcext:value-type="string">
            <text:p>swysa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ampsoniewskoe</text:p>
          </table:table-cell>
          <table:table-cell office:value-type="float" office:value="40314000" calcext:value-type="float">
            <text:p>4031400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CONCATENATE(LEFT([.C16];1);LEFT([.D16];2);LEFT([.E16];3))" office:value-type="string" office:string-value="swyswe" calcext:value-type="string">
            <text:p>swys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wetlanowskoe</text:p>
          </table:table-cell>
          <table:table-cell office:value-type="float" office:value="40315000" calcext:value-type="float">
            <text:p>40315000</text:p>
          </table:table-cell>
          <table:table-cell office:value-type="float" office:value="493" calcext:value-type="float">
            <text:p>493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CONCATENATE(LEFT([.C17];1);LEFT([.D17];2);LEFT([.E17];3))" office:value-type="string" office:string-value="swysos" calcext:value-type="string">
            <text:p>swy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osnowskoe</text:p>
          </table:table-cell>
          <table:table-cell office:value-type="float" office:value="40316000" calcext:value-type="float">
            <text:p>40316000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CONCATENATE(LEFT([.C18];1);LEFT([.D18];2);LEFT([.E18];3))" office:value-type="string" office:string-value="swyshu" calcext:value-type="string">
            <text:p>swy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huwalowo-ozerki</text:p>
          </table:table-cell>
          <table:table-cell office:value-type="float" office:value="40319000" calcext:value-type="float">
            <text:p>40319000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CONCATENATE(LEFT([.C19];1);LEFT([.D19];2);LEFT([.E19];3))" office:value-type="string" office:string-value="swylew" calcext:value-type="string">
            <text:p>swyl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lewashowo</text:p>
          </table:table-cell>
          <table:table-cell office:value-type="float" office:value="40312000" calcext:value-type="float">
            <text:p>4031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CONCATENATE(LEFT([.C20];1);LEFT([.D20];2);LEFT([.E20];3))" office:value-type="string" office:string-value="svypar" calcext:value-type="string">
            <text:p>sv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vyborgskij</text:p>
          </table:table-cell>
          <table:table-cell office:value-type="string" calcext:value-type="string">
            <text:p>pargolowo</text:p>
          </table:table-cell>
          <table:table-cell office:value-type="float" office:value="40313000" calcext:value-type="float">
            <text:p>40313000</text:p>
          </table:table-cell>
          <table:table-cell office:value-type="float" office:value="858" calcext:value-type="float">
            <text:p>858</text:p>
          </table:table-cell>
          <table:table-cell office:value-type="float" office:value="865" calcext:value-type="float">
            <text:p>865</text:p>
          </table:table-cell>
          <table:table-cell office:value-type="float" office:value="844" calcext:value-type="float">
            <text:p>84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CONCATENATE(LEFT([.C21];1);LEFT([.D21];2);LEFT([.E21];3))" office:value-type="string" office:string-value="skan21" calcext:value-type="string">
            <text:p>skan2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n2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CONCATENATE(LEFT([.C22];1);LEFT([.D22];2);LEFT([.E22];3))" office:value-type="string" office:string-value="skaaka" calcext:value-type="string">
            <text:p>skaa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akademicheskoe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CONCATENATE(LEFT([.C23];1);LEFT([.D23];2);LEFT([.E23];3))" office:value-type="string" office:string-value="skagra" calcext:value-type="string">
            <text:p>skag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grazhdanka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CONCATENATE(LEFT([.C24];1);LEFT([.D24];2);LEFT([.E24];3))" office:value-type="string" office:string-value="skapis" calcext:value-type="string">
            <text:p>skap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iskaryowka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CONCATENATE(LEFT([.C25];1);LEFT([.D25];2);LEFT([.E25];3))" office:value-type="string" office:string-value="skapro" calcext:value-type="string">
            <text:p>skap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rometej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CONCATENATE(LEFT([.C26];1);LEFT([.D26];2);LEFT([.E26];3))" office:value-type="string" office:string-value="skasew" calcext:value-type="string">
            <text:p>skas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sewernyj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CONCATENATE(LEFT([.C27];1);LEFT([.D27];2);LEFT([.E27];3))" office:value-type="string" office:string-value="skafin" calcext:value-type="string">
            <text:p>skafi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finlyandskij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CONCATENATE(LEFT([.C28];1);LEFT([.D28];2);LEFT([.E28];3))" office:value-type="string" office:string-value="skiawt" calcext:value-type="string">
            <text:p>skiaw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awtowo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CONCATENATE(LEFT([.C29];1);LEFT([.D29];2);LEFT([.E29];3))" office:value-type="string" office:string-value="skidac" calcext:value-type="string">
            <text:p>skidac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dachnoe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CONCATENATE(LEFT([.C30];1);LEFT([.D30];2);LEFT([.E30];3))" office:value-type="string" office:string-value="skikny" calcext:value-type="string">
            <text:p>skikn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nyazhewo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41" calcext:value-type="float">
            <text:p>14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CONCATENATE(LEFT([.C31];1);LEFT([.D31];2);LEFT([.E31];3))" office:value-type="string" office:string-value="skikra" calcext:value-type="string">
            <text:p>ski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rasnenqkaya rechka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CONCATENATE(LEFT([.C32];1);LEFT([.D32];2);LEFT([.E32];3))" office:value-type="string" office:string-value="skimor" calcext:value-type="string">
            <text:p>ski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morskie worot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CONCATENATE(LEFT([.C33];1);LEFT([.D33];2);LEFT([.E33];3))" office:value-type="string" office:string-value="skinar" calcext:value-type="string">
            <text:p>ski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narwskij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CONCATENATE(LEFT([.C34];1);LEFT([.D34];2);LEFT([.E34];3))" office:value-type="string" office:string-value="skiulq" calcext:value-type="string">
            <text:p>skiulq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ulqyanka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CONCATENATE(LEFT([.C35];1);LEFT([.D35];2);LEFT([.E35];3))" office:value-type="string" office:string-value="skokol" calcext:value-type="string">
            <text:p>sko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kolpino</text:p>
          </table:table-cell>
          <table:table-cell/>
          <table:table-cell table:number-columns-repeated="2"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CONCATENATE(LEFT([.C36];1);LEFT([.D36];2);LEFT([.E36];3))" office:value-type="string" office:string-value="skomet" calcext:value-type="string">
            <text:p>skom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metallostroj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CONCATENATE(LEFT([.C37];1);LEFT([.D37];2);LEFT([.E37];3))" office:value-type="string" office:string-value="skopet" calcext:value-type="string">
            <text:p>sko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etro-slawyanka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CONCATENATE(LEFT([.C38];1);LEFT([.D38];2);LEFT([.E38];3))" office:value-type="string" office:string-value="skopon" calcext:value-type="string">
            <text:p>skop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ontonnyj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CONCATENATE(LEFT([.C39];1);LEFT([.D39];2);LEFT([.E39];3))" office:value-type="string" office:string-value="skosap" calcext:value-type="string">
            <text:p>skosa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sapyornyj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CONCATENATE(LEFT([.C40];1);LEFT([.D40];2);LEFT([.E40];3))" office:value-type="string" office:string-value="skoust" calcext:value-type="string">
            <text:p>skou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ustq-izhora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CONCATENATE(LEFT([.C41];1);LEFT([.D41];2);LEFT([.E41];3))" office:value-type="string" office:string-value="skrbol" calcext:value-type="string">
            <text:p>skrb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bolqshaya oxta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CONCATENATE(LEFT([.C42];1);LEFT([.D42];2);LEFT([.E42];3))" office:value-type="string" office:string-value="skrmal" calcext:value-type="string">
            <text:p>skrm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malaya oxta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CONCATENATE(LEFT([.C43];1);LEFT([.D43];2);LEFT([.E43];3))" office:value-type="string" office:string-value="skrpol" calcext:value-type="string">
            <text:p>skrp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lyustrowo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29" calcext:value-type="float">
            <text:p>72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CONCATENATE(LEFT([.C44];1);LEFT([.D44];2);LEFT([.E44];3))" office:value-type="string" office:string-value="skrpor" calcext:value-type="string">
            <text:p>skrp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roxowye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337" calcext:value-type="float">
            <text:p>3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CONCATENATE(LEFT([.C45];1);LEFT([.D45];2);LEFT([.E45];3))" office:value-type="string" office:string-value="skrrzh" calcext:value-type="string">
            <text:p>skrrz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rzhewka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CONCATENATE(LEFT([.C46];1);LEFT([.D46];2);LEFT([.E46];3))" office:value-type="string" office:string-value="skrgor" calcext:value-type="string">
            <text:p>skrg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gorelowo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CONCATENATE(LEFT([.C47];1);LEFT([.D47];2);LEFT([.E47];3))" office:value-type="string" office:string-value="skrkon" calcext:value-type="string">
            <text:p>skrk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onstantinowskoe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CONCATENATE(LEFT([.C48];1);LEFT([.D48];2);LEFT([.E48];3))" office:value-type="string" office:string-value="skrsos" calcext:value-type="string">
            <text:p>skr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sosnowaya polyana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25" calcext:value-type="float">
            <text:p>52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CONCATENATE(LEFT([.C49];1);LEFT([.D49];2);LEFT([.E49];3))" office:value-type="string" office:string-value="skruri" calcext:value-type="string">
            <text:p>skruri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uriczk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CONCATENATE(LEFT([.C50];1);LEFT([.D50];2);LEFT([.E50];3))" office:value-type="string" office:string-value="skryug" calcext:value-type="string">
            <text:p>skryu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go-zapad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CONCATENATE(LEFT([.C51];1);LEFT([.D51];2);LEFT([.E51];3))" office:value-type="string" office:string-value="skryuz" calcext:value-type="string">
            <text:p>skryuz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zhno-primorskij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21" calcext:value-type="float">
            <text:p>921</text:p>
          </table:table-cell>
          <table:table-cell office:value-type="float" office:value="880" calcext:value-type="float">
            <text:p>88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CONCATENATE(LEFT([.C52];1);LEFT([.D52];2);LEFT([.E52];3))" office:value-type="string" office:string-value="skrkra" calcext:value-type="string">
            <text:p>skr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rasnoe selo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CONCATENATE(LEFT([.C53];1);LEFT([.D53];2);LEFT([.E53];3))" office:value-type="string" office:string-value="skrkro" calcext:value-type="string">
            <text:p>skr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onshtadskij</text:p>
          </table:table-cell>
          <table:table-cell office:value-type="string" calcext:value-type="string">
            <text:p>kronshtad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CONCATENATE(LEFT([.C54];1);LEFT([.D54];2);LEFT([.E54];3))" office:value-type="string" office:string-value="skuzel" calcext:value-type="string">
            <text:p>skuze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zelenogors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CONCATENATE(LEFT([.C55];1);LEFT([.D55];2);LEFT([.E55];3))" office:value-type="string" office:string-value="skukom" calcext:value-type="string">
            <text:p>sku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komar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CONCATENATE(LEFT([.C56];1);LEFT([.D56];2);LEFT([.E56];3))" office:value-type="string" office:string-value="skumol" calcext:value-type="string">
            <text:p>skum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molodyozhno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CONCATENATE(LEFT([.C57];1);LEFT([.D57];2);LEFT([.E57];3))" office:value-type="string" office:string-value="skupes" calcext:value-type="string">
            <text:p>skup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pesochnyj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CONCATENATE(LEFT([.C58];1);LEFT([.D58];2);LEFT([.E58];3))" office:value-type="string" office:string-value="skurep" calcext:value-type="string">
            <text:p>skure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repin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CONCATENATE(LEFT([.C59];1);LEFT([.D59];2);LEFT([.E59];3))" office:value-type="string" office:string-value="skuser" calcext:value-type="string">
            <text:p>skuse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r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CONCATENATE(LEFT([.C60];1);LEFT([.D60];2);LEFT([.E60];3))" office:value-type="string" office:string-value="skuses" calcext:value-type="string">
            <text:p>skus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stroreczk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CONCATENATE(LEFT([.C61];1);LEFT([.D61];2);LEFT([.E61];3))" office:value-type="string" office:string-value="skusmo" calcext:value-type="string">
            <text:p>sku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molyachk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CONCATENATE(LEFT([.C62];1);LEFT([.D62];2);LEFT([.E62];3))" office:value-type="string" office:string-value="skusol" calcext:value-type="string">
            <text:p>skus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olnechnoe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CONCATENATE(LEFT([.C63];1);LEFT([.D63];2);LEFT([.E63];3))" office:value-type="string" office:string-value="skuush" calcext:value-type="string">
            <text:p>skuus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ushk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CONCATENATE(LEFT([.C64];1);LEFT([.D64];2);LEFT([.E64];3))" office:value-type="string" office:string-value="smogag" calcext:value-type="string">
            <text:p>smoga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gagarinskoe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CONCATENATE(LEFT([.C65];1);LEFT([.D65];2);LEFT([.E65];3))" office:value-type="string" office:string-value="smozwy" calcext:value-type="string">
            <text:p>smozw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zwyozdnoe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061" calcext:value-type="float">
            <text:p>106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CONCATENATE(LEFT([.C66];1);LEFT([.D66];2);LEFT([.E66];3))" office:value-type="string" office:string-value="smomos" calcext:value-type="string">
            <text:p>smom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moskowskaja zastawa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CONCATENATE(LEFT([.C67];1);LEFT([.D67];2);LEFT([.E67];3))" office:value-type="string" office:string-value="smonow" calcext:value-type="string">
            <text:p>smono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nowoizmajlowskoe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7" calcext:value-type="float">
            <text:p>417</text:p>
          </table:table-cell>
          <table:table-cell office:value-type="float" office:value="404" calcext:value-type="float">
            <text:p>404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CONCATENATE(LEFT([.C68];1);LEFT([.D68];2);LEFT([.E68];3))" office:value-type="string" office:string-value="smopul" calcext:value-type="string">
            <text:p>smopu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pulkowskij meridian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CONCATENATE(LEFT([.C69];1);LEFT([.D69];2);LEFT([.E69];3))" office:value-type="string" office:string-value="snen54" calcext:value-type="string">
            <text:p>snen5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54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275" calcext:value-type="float">
            <text:p>27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CONCATENATE(LEFT([.C70];1);LEFT([.D70];2);LEFT([.E70];3))" office:value-type="string" office:string-value="sneiwa" calcext:value-type="string">
            <text:p>sneiw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iwanowskij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CONCATENATE(LEFT([.C71];1);LEFT([.D71];2);LEFT([.E71];3))" office:value-type="string" office:string-value="snenar" calcext:value-type="string">
            <text:p>sne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arodnyj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45" calcext:value-type="float">
            <text:p>54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CONCATENATE(LEFT([.C72];1);LEFT([.D72];2);LEFT([.E72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wskaya zastawa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CONCATENATE(LEFT([.C73];1);LEFT([.D73];2);LEFT([.E73];3))" office:value-type="string" office:string-value="snenev" calcext:value-type="string">
            <text:p>snene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vskij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CONCATENATE(LEFT([.C74];1);LEFT([.D74];2);LEFT([.E74];3))" office:value-type="string" office:string-value="sneobu" calcext:value-type="string">
            <text:p>sneob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buxowskij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CONCATENATE(LEFT([.C75];1);LEFT([.D75];2);LEFT([.E75];3))" office:value-type="string" office:string-value="sneokk" calcext:value-type="string">
            <text:p>sneok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kkerwilq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CONCATENATE(LEFT([.C76];1);LEFT([.D76];2);LEFT([.E76];3))" office:value-type="string" office:string-value="snepra" calcext:value-type="string">
            <text:p>snep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prawoberezhnyj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CONCATENATE(LEFT([.C77];1);LEFT([.D77];2);LEFT([.E77];3))" office:value-type="string" office:string-value="sneryb" calcext:value-type="string">
            <text:p>sneryb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rybaczkoe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CONCATENATE(LEFT([.C78];1);LEFT([.D78];2);LEFT([.E78];3))" office:value-type="string" office:string-value="speapt" calcext:value-type="string">
            <text:p>speap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aptekarskij ostrow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CONCATENATE(LEFT([.C79];1);LEFT([.D79];2);LEFT([.E79];3))" office:value-type="string" office:string-value="spewwe" calcext:value-type="string">
            <text:p>spew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wwedenskij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CONCATENATE(LEFT([.C80];1);LEFT([.D80];2);LEFT([.E80];3))" office:value-type="string" office:string-value="spekro" calcext:value-type="string">
            <text:p>spe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kronwerksko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CONCATENATE(LEFT([.C81];1);LEFT([.D81];2);LEFT([.E81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etrowskij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CONCATENATE(LEFT([.C82];1);LEFT([.D82];2);LEFT([.E82];3))" office:value-type="string" office:string-value="spepos" calcext:value-type="string">
            <text:p>spep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osadskij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CONCATENATE(LEFT([.C83];1);LEFT([.D83];2);LEFT([.E83];3))" office:value-type="string" office:string-value="spechk" calcext:value-type="string">
            <text:p>spech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chkalowskoe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445" calcext:value-type="float">
            <text:p>445</text:p>
          </table:table-cell>
          <table:table-cell office:value-type="float" office:value="435" calcext:value-type="float">
            <text:p>43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CONCATENATE(LEFT([.C84];1);LEFT([.D84];2);LEFT([.E84];3))" office:value-type="string" office:string-value="spelom" calcext:value-type="string">
            <text:p>spel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lomonosow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CONCATENATE(LEFT([.C85];1);LEFT([.D85];2);LEFT([.E85];3))" office:value-type="string" office:string-value="spepe2" calcext:value-type="string">
            <text:p>spepe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pe2tergof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CONCATENATE(LEFT([.C86];1);LEFT([.D86];2);LEFT([.E86];3))" office:value-type="string" office:string-value="spestr" calcext:value-type="string">
            <text:p>spest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strelqna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CONCATENATE(LEFT([.C87];1);LEFT([.D87];2);LEFT([.E87];3))" office:value-type="string" office:string-value="sprn65" calcext:value-type="string">
            <text:p>sprn6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n65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1" calcext:value-type="float">
            <text:p>85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CONCATENATE(LEFT([.C88];1);LEFT([.D88];2);LEFT([.E88];3))" office:value-type="string" office:string-value="sprkol" calcext:value-type="string">
            <text:p>spr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lomyagi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061" calcext:value-type="float">
            <text:p>1061</text:p>
          </table:table-cell>
          <table:table-cell office:value-type="float" office:value="1026" calcext:value-type="float">
            <text:p>102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CONCATENATE(LEFT([.C89];1);LEFT([.D89];2);LEFT([.E89];3))" office:value-type="string" office:string-value="sprkom" calcext:value-type="string">
            <text:p>spr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mendantskij aehrodrom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CONCATENATE(LEFT([.C90];1);LEFT([.D90];2);LEFT([.E90];3))" office:value-type="string" office:string-value="sprlax" calcext:value-type="string">
            <text:p>sprlax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axta-olqgino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CONCATENATE(LEFT([.C91];1);LEFT([.D91];2);LEFT([.E91];3))" office:value-type="string" office:string-value="sproze" calcext:value-type="string">
            <text:p>sproz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ozero dolgoe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CONCATENATE(LEFT([.C92];1);LEFT([.D92];2);LEFT([.E92];3))" office:value-type="string" office:string-value="sprchy" calcext:value-type="string">
            <text:p>sprch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chyornaya rechka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2" office:value-type="float" office:value="445" calcext:value-type="float">
            <text:p>44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CONCATENATE(LEFT([.C93];1);LEFT([.D93];2);LEFT([.E93];3))" office:value-type="string" office:string-value="spryun" calcext:value-type="string">
            <text:p>spryu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yuntolowo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CONCATENATE(LEFT([.C94];1);LEFT([.D94];2);LEFT([.E94];3))" office:value-type="string" office:string-value="sprlis" calcext:value-type="string">
            <text:p>sprl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isij nos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CONCATENATE(LEFT([.C95];1);LEFT([.D95];2);LEFT([.E95];3))" office:value-type="string" office:string-value="spuale" calcext:value-type="string">
            <text:p>spual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aleksandrowskay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CONCATENATE(LEFT([.C96];1);LEFT([.D96];2);LEFT([.E96];3))" office:value-type="string" office:string-value="spupaw" calcext:value-type="string">
            <text:p>spup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awlowsk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CONCATENATE(LEFT([.C97];1);LEFT([.D97];2);LEFT([.E97];3))" office:value-type="string" office:string-value="spupus" calcext:value-type="string">
            <text:p>spupu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ushkin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CONCATENATE(LEFT([.C98];1);LEFT([.D98];2);LEFT([.E98];3))" office:value-type="string" office:string-value="sputya" calcext:value-type="string">
            <text:p>sputy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tyarlew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CONCATENATE(LEFT([.C99];1);LEFT([.D99];2);LEFT([.E99];3))" office:value-type="string" office:string-value="spushu" calcext:value-type="string">
            <text:p>spu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shushary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865" calcext:value-type="float">
            <text:p>865</text:p>
          </table:table-cell>
          <table:table-cell office:value-type="float" office:value="846" calcext:value-type="float">
            <text:p>84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CONCATENATE(LEFT([.C100];1);LEFT([.D100];2);LEFT([.E100];3))" office:value-type="string" office:string-value="sfrn72" calcext:value-type="string">
            <text:p>sfrn7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CONCATENATE(LEFT([.C101];1);LEFT([.D101];2);LEFT([.E101];3))" office:value-type="string" office:string-value="sfrn75" calcext:value-type="string">
            <text:p>sfrn7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CONCATENATE(LEFT([.C102];1);LEFT([.D102];2);LEFT([.E102];3))" office:value-type="string" office:string-value="sfrbal" calcext:value-type="string">
            <text:p>sfrb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balkanskij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CONCATENATE(LEFT([.C103];1);LEFT([.D103];2);LEFT([.E103];3))" office:value-type="string" office:string-value="sfrwol" calcext:value-type="string">
            <text:p>sfrw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wolkowskoe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CONCATENATE(LEFT([.C104];1);LEFT([.D104];2);LEFT([.E104];3))" office:value-type="string" office:string-value="sfrgeo" calcext:value-type="string">
            <text:p>sfrge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georgiewskij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2" office:value-type="float" office:value="277" calcext:value-type="float">
            <text:p>27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CONCATENATE(LEFT([.C105];1);LEFT([.D105];2);LEFT([.E105];3))" office:value-type="string" office:string-value="sfrkup" calcext:value-type="string">
            <text:p>sfrku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kupchino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CONCATENATE(LEFT([.C106];1);LEFT([.D106];2);LEFT([.E106];3))" office:value-type="string" office:string-value="sczn78" calcext:value-type="string">
            <text:p>sczn78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n7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CONCATENATE(LEFT([.C107];1);LEFT([.D107];2);LEFT([.E107];3))" office:value-type="string" office:string-value="sczwla" calcext:value-type="string">
            <text:p>sczwl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wladimir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CONCATENATE(LEFT([.C108];1);LEFT([.D108];2);LEFT([.E108];3))" office:value-type="string" office:string-value="sczdwo" calcext:value-type="string">
            <text:p>sczdw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dworczowy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CONCATENATE(LEFT([.C109];1);LEFT([.D109];2);LEFT([.E109];3))" office:value-type="string" office:string-value="sczlig" calcext:value-type="string">
            <text:p>sczli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gowka-yamskay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CONCATENATE(LEFT([.C110];1);LEFT([.D110];2);LEFT([.E110];3))" office:value-type="string" office:string-value="sczlit" calcext:value-type="string">
            <text:p>sczli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tejny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CONCATENATE(LEFT([.C111];1);LEFT([.D111];2);LEFT([.E111];3))" office:value-type="string" office:string-value="sczsmo" calcext:value-type="string">
            <text:p>scz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smolqnin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CONCATENATE(LEFT([.C112];1);LEFT([.D112];2);LEFT([.E112];3))" office:value-type="string" office:string-value="lwsser" calcext:value-type="string">
            <text:p>lwsse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rtol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CONCATENATE(LEFT([.C113];1);LEFT([.D113];2);LEFT([.E113];3))" office:value-type="string" office:string-value="lwsyuk" calcext:value-type="string">
            <text:p>lwsyu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kki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CONCATENATE(LEFT([.C114];1);LEFT([.D114];2);LEFT([.E114];3))" office:value-type="string" office:string-value="lwskuz" calcext:value-type="string">
            <text:p>lwsk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uzymolowskij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CONCATENATE(LEFT([.C115];1);LEFT([.D115];2);LEFT([.E115];3))" office:value-type="string" office:string-value="lwsbug" calcext:value-type="string">
            <text:p>lwsbug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ugry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CONCATENATE(LEFT([.C116];1);LEFT([.D116];2);LEFT([.E116];3))" office:value-type="string" office:string-value="lwszap" calcext:value-type="string">
            <text:p>lwszap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zapadnoe mur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CONCATENATE(LEFT([.C117];1);LEFT([.D117];2);LEFT([.E117];3))" office:value-type="string" office:string-value="lwsdew" calcext:value-type="string">
            <text:p>lwsd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ewyatk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CONCATENATE(LEFT([.C118];1);LEFT([.D118];2);LEFT([.E118];3))" office:value-type="string" office:string-value="lwswos" calcext:value-type="string">
            <text:p>lwsw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ostochnoe mur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CONCATENATE(LEFT([.C119];1);LEFT([.D119];2);LEFT([.E119];3))" office:value-type="string" office:string-value="lwswse" calcext:value-type="string">
            <text:p>lwsws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sewolozhsk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CONCATENATE(LEFT([.C120];1);LEFT([.D120];2);LEFT([.E120];3))" office:value-type="string" office:string-value="lwsyan" calcext:value-type="string">
            <text:p>lwsya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an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CONCATENATE(LEFT([.C121];1);LEFT([.D121];2);LEFT([.E121];3))" office:value-type="string" office:string-value="lwskol" calcext:value-type="string">
            <text:p>lwsk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oltushi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CONCATENATE(LEFT([.C122];1);LEFT([.D122];2);LEFT([.E122];3))" office:value-type="string" office:string-value="lwskal" calcext:value-type="string">
            <text:p>lwsk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alqt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CONCATENATE(LEFT([.C123];1);LEFT([.D123];2);LEFT([.E123];3))" office:value-type="string" office:string-value="lwsshh" calcext:value-type="string">
            <text:p>lwsshh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hheglowo-romanowk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CONCATENATE(LEFT([.C124];1);LEFT([.D124];2);LEFT([.E124];3))" office:value-type="string" office:string-value="lwsraz" calcext:value-type="string">
            <text:p>lwsra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azmetele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CONCATENATE(LEFT([.C125];1);LEFT([.D125];2);LEFT([.E125];3))" office:value-type="string" office:string-value="lwssew" calcext:value-type="string">
            <text:p>lwss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wernoe kudr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CONCATENATE(LEFT([.C126];1);LEFT([.D126];2);LEFT([.E126];3))" office:value-type="string" office:string-value="lwsyuz" calcext:value-type="string">
            <text:p>lwsy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zhnoe kudr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7];1);LEFT([.D127];2);LEFT([.E127];3))" office:value-type="string" office:string-value="lwsdub" calcext:value-type="string">
            <text:p>lwsdub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ubrowk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8];1);LEFT([.D128];2);LEFT([.E128];3))" office:value-type="string" office:string-value="lkikir" calcext:value-type="string">
            <text:p>lkiki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kirowsk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CONCATENATE(LEFT([.C129];1);LEFT([.D129];2);LEFT([.E129];3))" office:value-type="string" office:string-value="lkishl" calcext:value-type="string">
            <text:p>lkish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shlisselqburg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CONCATENATE(LEFT([.C130];1);LEFT([.D130];2);LEFT([.E130];3))" office:value-type="string" office:string-value="lkiotr" calcext:value-type="string">
            <text:p>lkiot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otradnoe-nikolq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CONCATENATE(LEFT([.C131];1);LEFT([.D131];2);LEFT([.E131];3))" office:value-type="string" office:string-value="lgakom" calcext:value-type="string">
            <text:p>lgak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kommunar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CONCATENATE(LEFT([.C132];1);LEFT([.D132];2);LEFT([.E132];3))" office:value-type="string" office:string-value="lgagor" calcext:value-type="string">
            <text:p>lgag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gorbunki-ropsh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CONCATENATE(LEFT([.C133];1);LEFT([.D133];2);LEFT([.E133];3))" office:value-type="string" office:string-value="llobol" calcext:value-type="string">
            <text:p>llob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bolqshaya izhor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CONCATENATE(LEFT([.C134];1);LEFT([.D134];2);LEFT([.E134];3))" office:value-type="string" office:string-value="lwyros" calcext:value-type="string">
            <text:p>lwyr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roshhin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/>
          <table:table-cell table:formula="of:=CONCATENATE(LEFT([.C135];1);LEFT([.D135];2);LEFT([.E135];3))" office:value-type="string" office:string-value="sto" calcext:value-type="string">
            <text:p>st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formula="of:=SUM([.G2:.G134])" office:value-type="float" office:value="27361" calcext:value-type="float">
            <text:p>27361</text:p>
          </table:table-cell>
          <table:table-cell table:formula="of:=SUM([.H2:.H134])" office:value-type="float" office:value="27502" calcext:value-type="float">
            <text:p>27502</text:p>
          </table:table-cell>
          <table:table-cell table:formula="of:=SUM([.I2:.I134])" office:value-type="float" office:value="26850" calcext:value-type="float">
            <text:p>26850</text:p>
          </table:table-cell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1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5:36:14.293182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7:19:00.703556882</meta:creation-date>
    <dc:date>2021-09-24T21:30:34.303468590</dc:date>
    <meta:editing-duration>PT11H44M47S</meta:editing-duration>
    <meta:editing-cycles>15</meta:editing-cycles>
    <meta:generator>LibreOffice/6.4.7.2$Linux_X86_64 LibreOffice_project/40$Build-2</meta:generator>
    <meta:document-statistic meta:table-count="1" meta:cell-count="1081" meta:object-count="0"/>
  </office:meta>
</office:document-meta>
</file>